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1e6f3e" officeooo:paragraph-rsid="001e6f3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a16c0" officeooo:paragraph-rsid="001a16c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a16c0" officeooo:paragraph-rsid="0030e2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e6f3e" officeooo:paragraph-rsid="001e6f3e" style:font-size-asian="12pt" style:font-size-complex="12pt"/>
    </style:style>
    <style:style style:name="P5" style:family="paragraph" style:parent-style-name="Standard">
      <style:text-properties style:font-name="Times new roman" fo:font-size="12pt" officeooo:rsid="001e6f3e" officeooo:paragraph-rsid="001e6f3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a16c0" officeooo:paragraph-rsid="001a16c0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1fac1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2885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fac1a" officeooo:paragraph-rsid="001e6f3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586cd" officeooo:paragraph-rsid="002586c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586cd" officeooo:paragraph-rsid="003233b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586cd" officeooo:paragraph-rsid="002586c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6f3e" officeooo:paragraph-rsid="001e6f3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2pt" fo:font-weight="normal" officeooo:rsid="002f997d" officeooo:paragraph-rsid="002f997d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586c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39334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officeooo:paragraph-rsid="00393340"/>
    </style:style>
    <style:style style:name="P27" style:family="paragraph" style:parent-style-name="Standard" style:list-style-name="L5">
      <style:paragraph-properties fo:text-align="justify" style:justify-single-word="false"/>
      <style:text-properties officeooo:paragraph-rsid="00393340"/>
    </style:style>
    <style:style style:name="P28" style:family="paragraph" style:parent-style-name="Standard" style:list-style-name="L6">
      <style:paragraph-properties fo:text-align="justify" style:justify-single-word="false"/>
      <style:text-properties officeooo:paragraph-rsid="00393340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2pt" fo:font-weight="normal" officeooo:rsid="001fac1a" officeooo:paragraph-rsid="002586c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9a10" style:font-style-asian="italic" style:font-style-complex="italic"/>
    </style:style>
    <style:style style:name="T4" style:family="text">
      <style:text-properties officeooo:rsid="001e865a"/>
    </style:style>
    <style:style style:name="T5" style:family="text">
      <style:text-properties officeooo:rsid="00229a10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3233b6"/>
    </style:style>
    <style:style style:name="T8" style:family="text">
      <style:text-properties officeooo:rsid="0034186d"/>
    </style:style>
    <style:style style:name="T9" style:family="text">
      <style:text-properties officeooo:rsid="0035ee24"/>
    </style:style>
    <style:style style:name="T10" style:family="text">
      <style:text-properties officeooo:rsid="0037e6b8"/>
    </style:style>
    <style:style style:name="T11" style:family="text">
      <style:text-properties officeooo:rsid="00393340"/>
    </style:style>
    <style:style style:name="T12" style:family="text">
      <style:text-properties style:font-name="Times new roman" fo:font-size="12pt" fo:font-weight="normal" officeooo:rsid="00393340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1fac1a" style:font-size-asian="12pt" style:font-weight-asian="normal" style:font-size-complex="12pt" style:font-weight-complex="normal"/>
    </style:style>
    <style:style style:name="T14" style:family="text">
      <style:text-properties officeooo:rsid="003ad9bd"/>
    </style:style>
    <style:style style:name="T15" style:family="text">
      <style:text-properties officeooo:rsid="003c76f1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СВЯЗИ</text:p>
      <text:p text:style-name="P7">ГОСУДАРСТВЕННОЕ ОБРАЗОВАТЕЛЬНОЕ УЧРЕЖДЕНИЕ</text:p>
      <text:p text:style-name="P7">ВЫСШЕГО ПРОФЕССИОНАЛЬНОГО ОБРАЗОВАНИЯ</text:p>
      <text:p text:style-name="P7">“СИБИРСКИЙ ГОСУДАРСТВЕННЫЙ УНИВЕРСИТЕТ ТЕЛЕКОММУНИКАЦИИ И ИНФОРМАТИКИ”</text:p>
      <text:p text:style-name="P8"/>
      <text:p text:style-name="P8"/>
      <text:p text:style-name="P8"/>
      <text:p text:style-name="P8"/>
      <text:p text:style-name="P9"/>
      <text:p text:style-name="P9">Кафедра ВС</text:p>
      <text:p text:style-name="P8"/>
      <text:p text:style-name="P8"/>
      <text:p text:style-name="P8"/>
      <text:p text:style-name="P8"/>
      <text:p text:style-name="P8"/>
      <text:p text:style-name="P7"/>
      <text:p text:style-name="P17">Лабораторная работа № <text:span text:style-name="T9">5</text:span></text:p>
      <text:p text:style-name="P17">«Программирование графических <text:span text:style-name="T4">ускорителей</text:span>»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: </text:p>
      <text:p text:style-name="P9">студент группы МГ-165</text:p>
      <text:p text:style-name="P9">Марков В.А.</text:p>
      <text:p text:style-name="P9"/>
      <text:p text:style-name="P9"/>
      <text:p text:style-name="P9">Проверил:</text:p>
      <text:p text:style-name="P9">Малков Е.А.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Новосибирск 2017</text:p>
      <text:p text:style-name="P19"><text:soft-page-break/>Лабораторная <text:span text:style-name="T10">5</text:span></text:p>
      <text:p text:style-name="P23"/>
      <text:p text:style-name="P24">Задание:</text:p>
      <text:list xml:id="list2079020177" text:style-name="L4">
        <text:list-item>
          <text:p text:style-name="P26"><text:span text:style-name="T12">Р</text:span><text:span text:style-name="T13">еализовать алгоритм вычисления интеграла функции, заданной на прямоугольной сетке в трехмерном пространстве, на сфере с использованием текстурной и константной памяти;</text:span></text:p>
        </text:list-item>
      </text:list>
      <text:list xml:id="list3103596286" text:style-name="L5">
        <text:list-item>
          <text:p text:style-name="P27"><text:span text:style-name="T12">Р</text:span><text:span text:style-name="T13">еализовать алгоритм вычисления интеграла функции, заданной на прямоугольной сетке в трехмерном пространстве, на сфере без использованием текстурной и константной памяти (ступенчатую и линейную интерполяцию в узлы квадратуры на сфере реализовать программно);</text:span></text:p>
        </text:list-item>
        <text:list-item>
          <text:p text:style-name="P27"><text:span text:style-name="T12">С</text:span><text:span text:style-name="T13">равнить результаты и время вычислений обоими способами.</text:span></text:p>
        </text:list-item>
      </text:list>
      <text:p text:style-name="P23"/>
      <text:p text:style-name="P24">Цель:</text:p>
      <text:list xml:id="list672575947" text:style-name="L6">
        <text:list-item>
          <text:p text:style-name="P28"><text:span text:style-name="T12">И</text:span><text:span text:style-name="T13">зучить преимущества использования константной и текстурной памяти.</text:span></text:p>
        </text:list-item>
      </text:list>
      <text:p text:style-name="P23"/>
      <text:p text:style-name="P29">$ build/task_<text:span text:style-name="T14">lab_5</text:span> </text:p>
      <text:p text:style-name="P29">sumcheck = 1.000000</text:p>
      <text:p text:style-name="P29">sum = 1.003616</text:p>
      <text:p text:style-name="P29">Elapsed time is 0.044800 sec</text:p>
      <text:p text:style-name="P29"/>
      <text:p text:style-name="P29">$ build/linear_inter </text:p>
      <text:p text:style-name="P29">sumcheck = 1.000000</text:p>
      <text:p text:style-name="P29">sum = 0.988687</text:p>
      <text:p text:style-name="P29">Elapsed time is 0.106336 sec</text:p>
      <text:p text:style-name="P29"/>
      <text:p text:style-name="P29">$ build/step_inter </text:p>
      <text:p text:style-name="P29">sumcheck = 1.000000</text:p>
      <text:p text:style-name="P29">sum = 1.210116</text:p>
      <text:p text:style-name="P29">Elapsed time is 0.109184 sec</text:p>
      <text:p text:style-name="P29"/>
      <text:p text:style-name="P14">Рисунок 1 - Результат выполнения задания</text:p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<text:span text:style-name="T2"/></text:p>
      <text:p text:style-name="P2"><text:soft-page-break/>Device 0: "GeForce 820M"</text:p>
      <text:p text:style-name="P6">CUDA Driver Version / Runtime Version <text:s text:c="9"/><text:tab/><text:tab/>9.0 / 8.0</text:p>
      <text:p text:style-name="P6">CUDA Capability Major/Minor version number: <text:s text:c="3"/><text:tab/><text:tab/>2.1</text:p>
      <text:p text:style-name="P6">Total amount of global memory: <text:s text:c="16"/><text:tab/><text:tab/><text:tab/>964 MBytes (1011286016 bytes)</text:p>
      <text:p text:style-name="P6">( 2) Multiprocessors, ( 48) CUDA Cores/MP: <text:s text:c="4"/><text:tab/><text:tab/>96 CUDA Cores</text:p>
      <text:p text:style-name="P6">GPU Max Clock rate: <text:s text:c="27"/><text:tab/><text:tab/><text:tab/>1250 MHz (1.25 GHz)</text:p>
      <text:p text:style-name="P6">Memory Clock rate: <text:s text:c="27"/><text:tab/><text:tab/> <text:tab/>900 Mhz</text:p>
      <text:p text:style-name="P6">Memory Bus Width: <text:s text:c="28"/><text:tab/><text:tab/> <text:tab/>64-bit</text:p>
      <text:p text:style-name="P2">L2 Cache Size: <text:s text:c="32"/><text:tab/><text:tab/><text:tab/><text:tab/>131072 bytes</text:p>
      <text:p text:style-name="P3">Maximum Texture Dimension Size (x,y,z) <text:s text:c="7"/><text:tab/><text:tab/>1D=(65536),</text:p>
      <text:p text:style-name="P3"><text:tab/><text:tab/><text:tab/><text:tab/><text:tab/><text:tab/><text:tab/><text:tab/>2D=(65536, 65535), <text:tab/><text:tab/><text:tab/><text:tab/><text:tab/><text:tab/><text:tab/><text:tab/><text:tab/><text:tab/><text:tab/>3D=(2048, 2048, 2048)</text:p>
      <text:p text:style-name="P2">Maximum Layered 1D Texture Size, (num) layers <text:s/><text:tab/>1D=(16384), 2048 layers</text:p>
      <text:p text:style-name="P2">Maximum Layered 2D Texture Size, (num) layers <text:s/><text:tab/>2D=(16384, 16384), 2048 layers</text:p>
      <text:p text:style-name="P2">Total amount of constant memory: <text:s text:c="14"/><text:tab/><text:tab/>65536 bytes</text:p>
      <text:p text:style-name="P2">Total amount of shared memory per block: <text:s text:c="6"/><text:tab/><text:tab/>49152 bytes</text:p>
      <text:p text:style-name="P2">Total number of registers available per block: <text:tab/><text:tab/>32768</text:p>
      <text:p text:style-name="P6">Warp size: <text:s text:c="36"/><text:tab/><text:tab/><text:tab/><text:tab/>32</text:p>
      <text:p text:style-name="P6">Maximum number of threads per multiprocessor: <text:s/><text:tab/><text:tab/>1536</text:p>
      <text:p text:style-name="P6">Maximum number of threads per block: <text:s text:c="10"/><text:tab/><text:tab/>1024</text:p>
      <text:p text:style-name="P6">Max dimension size of a thread block (x,y,z): <text:tab/><text:tab/>(1024, 1024, 64)</text:p>
      <text:p text:style-name="P6">Max dimension size of a grid size <text:s text:c="3"/>(x,y,z): <text:tab/><text:tab/><text:tab/>(65535, 65535, 65535)</text:p>
      <text:p text:style-name="P4"/>
      <text:p text:style-name="P4">Рисунок <text:span text:style-name="T15">2</text:span> - Конфигурация графической карты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35:27.176951260</meta:creation-date>
    <dc:date>2017-11-13T13:19:44.078347033</dc:date>
    <meta:editing-duration>PT1H24M33S</meta:editing-duration>
    <meta:editing-cycles>31</meta:editing-cycles>
    <meta:generator>LibreOffice/5.4.1.2$Linux_X86_64 LibreOffice_project/40m0$Build-2</meta:generator>
    <meta:document-statistic meta:table-count="0" meta:image-count="0" meta:object-count="0" meta:page-count="3" meta:paragraph-count="55" meta:word-count="314" meta:character-count="2487" meta:non-whitespace-character-count="1937"/>
  </office:meta>
</office:document-meta>
</file>